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c577" officeooo:paragraph-rsid="001dc577" style:font-weight-asian="bold" style:font-weight-complex="bold"/>
    </style:style>
    <style:style style:name="P2" style:family="paragraph" style:parent-style-name="Standard">
      <style:text-properties fo:font-weight="bold" officeooo:rsid="00201b67" officeooo:paragraph-rsid="00222b88" style:font-weight-asian="bold" style:font-weight-complex="bold"/>
    </style:style>
    <style:style style:name="P3" style:family="paragraph" style:parent-style-name="Standard">
      <style:text-properties fo:font-weight="bold" officeooo:rsid="00201b67" officeooo:paragraph-rsid="00201b67" style:font-weight-asian="bold" style:font-weight-complex="bold"/>
    </style:style>
    <style:style style:name="P4" style:family="paragraph" style:parent-style-name="Standard">
      <style:paragraph-properties style:writing-mode="lr-tb"/>
      <style:text-properties fo:font-weight="bold" officeooo:rsid="00201b67" officeooo:paragraph-rsid="0029dd3c" style:font-weight-asian="bold" style:font-weight-complex="bold"/>
    </style:style>
    <style:style style:name="P5" style:family="paragraph" style:parent-style-name="Standard">
      <style:text-properties fo:font-weight="bold" officeooo:rsid="00253630" officeooo:paragraph-rsid="00253630" style:font-weight-asian="bold" style:font-weight-complex="bold"/>
    </style:style>
    <style:style style:name="P6" style:family="paragraph" style:parent-style-name="Standard">
      <style:text-properties fo:font-weight="bold" officeooo:rsid="0030fe0f" officeooo:paragraph-rsid="0030fe0f" style:font-weight-asian="bold" style:font-weight-complex="bold"/>
    </style:style>
    <style:style style:name="P7" style:family="paragraph" style:parent-style-name="Standard">
      <style:paragraph-properties style:writing-mode="lr-tb"/>
      <style:text-properties fo:font-weight="bold" officeooo:paragraph-rsid="005e7123" style:font-weight-asian="bold" style:font-weight-complex="bold"/>
    </style:style>
    <style:style style:name="P8" style:family="paragraph" style:parent-style-name="Standard">
      <style:text-properties fo:font-weight="normal" officeooo:rsid="00201b67" officeooo:paragraph-rsid="00201b67" style:font-weight-asian="normal" style:font-weight-complex="normal"/>
    </style:style>
    <style:style style:name="P9" style:family="paragraph" style:parent-style-name="Standard">
      <style:text-properties fo:font-weight="normal" officeooo:rsid="00201b67" officeooo:paragraph-rsid="00222b88" style:font-weight-asian="normal" style:font-weight-complex="normal"/>
    </style:style>
    <style:style style:name="P10" style:family="paragraph" style:parent-style-name="Standard">
      <style:text-properties fo:font-weight="normal" officeooo:rsid="00201f08" officeooo:paragraph-rsid="00201b67" style:font-weight-asian="normal" style:font-weight-complex="normal"/>
    </style:style>
    <style:style style:name="P11" style:family="paragraph" style:parent-style-name="Standard">
      <style:text-properties fo:font-weight="normal" officeooo:rsid="00253630" officeooo:paragraph-rsid="00253630" style:font-weight-asian="normal" style:font-weight-complex="normal"/>
    </style:style>
    <style:style style:name="P12" style:family="paragraph" style:parent-style-name="Standard">
      <style:text-properties fo:font-weight="normal" officeooo:rsid="002acb98" officeooo:paragraph-rsid="002acb98" style:font-weight-asian="normal" style:font-weight-complex="normal"/>
    </style:style>
    <style:style style:name="P13" style:family="paragraph" style:parent-style-name="Standard">
      <style:text-properties fo:font-weight="normal" officeooo:rsid="002ec504" officeooo:paragraph-rsid="002ec504" style:font-weight-asian="normal" style:font-weight-complex="normal"/>
    </style:style>
    <style:style style:name="P14" style:family="paragraph" style:parent-style-name="Standard">
      <style:text-properties fo:font-weight="normal" officeooo:rsid="0030fe0f" officeooo:paragraph-rsid="0030fe0f" style:font-weight-asian="normal" style:font-weight-complex="normal"/>
    </style:style>
    <style:style style:name="P15" style:family="paragraph" style:parent-style-name="Standard">
      <style:text-properties fo:font-weight="normal" officeooo:rsid="00328a33" officeooo:paragraph-rsid="00328a33" style:font-weight-asian="normal" style:font-weight-complex="normal"/>
    </style:style>
    <style:style style:name="P16" style:family="paragraph" style:parent-style-name="Standard">
      <style:paragraph-properties style:writing-mode="lr-tb"/>
      <style:text-properties fo:font-weight="normal" officeooo:rsid="00328a33" officeooo:paragraph-rsid="00328a33" style:font-weight-asian="normal" style:font-weight-complex="normal"/>
    </style:style>
    <style:style style:name="P17" style:family="paragraph" style:parent-style-name="Standard">
      <style:text-properties fo:font-weight="normal" officeooo:rsid="00396a30" officeooo:paragraph-rsid="00396a30" style:font-weight-asian="normal" style:font-weight-complex="normal"/>
    </style:style>
    <style:style style:name="P18" style:family="paragraph" style:parent-style-name="Standard">
      <style:text-properties officeooo:paragraph-rsid="00253630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201b67" officeooo:paragraph-rsid="0029dd3c" style:font-size-asian="15pt" style:font-weight-asian="bold" style:font-size-complex="15pt" style:font-weight-complex="bold"/>
    </style:style>
    <style:style style:name="P20" style:family="paragraph" style:parent-style-name="Standard">
      <style:text-properties officeooo:paragraph-rsid="0030fe0f"/>
    </style:style>
    <style:style style:name="P21" style:family="paragraph" style:parent-style-name="Standard">
      <style:text-properties officeooo:paragraph-rsid="00396a30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ae2d4" officeooo:paragraph-rsid="003ae2d4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3ae2d4" officeooo:paragraph-rsid="003ae2d4" style:font-weight-asian="normal" style:font-weight-complex="normal"/>
    </style:style>
    <style:style style:name="P24" style:family="paragraph" style:parent-style-name="Standard">
      <style:paragraph-properties style:writing-mode="lr-tb"/>
      <style:text-properties style:text-underline-style="none" fo:font-weight="normal" officeooo:rsid="003ae2d4" officeooo:paragraph-rsid="003ae2d4" style:font-weight-asian="normal" style:font-weight-complex="normal"/>
    </style:style>
    <style:style style:name="P25" style:family="paragraph" style:parent-style-name="Standard">
      <style:paragraph-properties style:writing-mode="lr-tb"/>
      <style:text-properties style:text-underline-style="none" fo:font-weight="normal" officeooo:paragraph-rsid="00454dfe" style:font-weight-asian="normal" style:font-weight-complex="normal"/>
    </style:style>
    <style:style style:name="P26" style:family="paragraph" style:parent-style-name="Standard">
      <style:text-properties officeooo:paragraph-rsid="00414159"/>
    </style:style>
    <style:style style:name="P27" style:family="paragraph" style:parent-style-name="Standard">
      <style:text-properties officeooo:paragraph-rsid="003ae2d4"/>
    </style:style>
    <style:style style:name="P28" style:family="paragraph" style:parent-style-name="Standard">
      <style:paragraph-properties style:writing-mode="lr-tb"/>
      <style:text-properties officeooo:paragraph-rsid="00328a33"/>
    </style:style>
    <style:style style:name="P29" style:family="paragraph" style:parent-style-name="Standard">
      <style:paragraph-properties style:writing-mode="lr-tb"/>
      <style:text-properties officeooo:paragraph-rsid="0059e45c"/>
    </style:style>
    <style:style style:name="P30" style:family="paragraph" style:parent-style-name="Standard">
      <style:paragraph-properties style:writing-mode="lr-tb"/>
      <style:text-properties officeooo:paragraph-rsid="005e7123"/>
    </style:style>
    <style:style style:name="P31" style:family="paragraph" style:parent-style-name="Standard">
      <style:paragraph-properties style:line-height-at-least="0.2083in"/>
      <style:text-properties fo:color="#abb2bf" loext:opacity="100%" style:font-name="Droid Sans Mono" fo:font-size="11.25pt" fo:font-weight="normal" fo:background-color="#282c34"/>
    </style:style>
    <style:style style:name="P32" style:family="paragraph" style:parent-style-name="Standard">
      <style:paragraph-properties style:line-height-at-least="0.2083in"/>
    </style:style>
    <style:style style:name="P33" style:family="paragraph" style:parent-style-name="Standard">
      <style:paragraph-properties style:writing-mode="lr-tb"/>
      <style:text-properties fo:font-weight="normal" officeooo:rsid="005e7123" officeooo:paragraph-rsid="005e7123" style:font-weight-asian="normal" style:font-weight-complex="normal"/>
    </style:style>
    <style:style style:name="P34" style:family="paragraph" style:parent-style-name="Standard">
      <style:text-properties fo:font-weight="normal" officeooo:rsid="00201b67" officeooo:paragraph-rsid="00201b67" style:font-weight-asian="normal" style:font-weight-complex="normal"/>
    </style:style>
    <style:style style:name="P35" style:family="paragraph" style:parent-style-name="Standard">
      <style:paragraph-properties style:writing-mode="lr-tb"/>
      <style:text-properties fo:font-weight="normal" officeooo:rsid="00641294" officeooo:paragraph-rsid="00641294" style:font-weight-asian="normal" style:font-weight-complex="normal"/>
    </style:style>
    <style:style style:name="P36" style:family="paragraph" style:parent-style-name="Standard">
      <style:text-properties fo:font-weight="normal" officeooo:rsid="002879d0" officeooo:paragraph-rsid="00253630" style:font-weight-asian="normal" style:font-weight-complex="normal"/>
    </style:style>
    <style:style style:name="P37" style:family="paragraph" style:parent-style-name="Standard">
      <style:paragraph-properties style:writing-mode="lr-tb"/>
      <style:text-properties fo:font-weight="normal" officeooo:paragraph-rsid="005e7123"/>
    </style:style>
    <style:style style:name="P38" style:family="paragraph" style:parent-style-name="Standard">
      <style:paragraph-properties style:writing-mode="lr-tb"/>
      <style:text-properties fo:font-weight="normal" officeooo:paragraph-rsid="00641294"/>
    </style:style>
    <style:style style:name="P39" style:family="paragraph" style:parent-style-name="Standard">
      <style:paragraph-properties style:writing-mode="lr-tb"/>
      <style:text-properties fo:color="#abb2bf" loext:opacity="100%" style:font-name="Droid Sans Mono" fo:font-size="11.25pt" fo:font-weight="normal" officeooo:rsid="00641294" officeooo:paragraph-rsid="00641294" fo:background-color="#282c34" style:font-weight-asian="normal" style:font-weight-complex="normal"/>
    </style:style>
    <style:style style:name="P40" style:family="paragraph" style:parent-style-name="Standard">
      <style:paragraph-properties style:line-height-at-least="0.2083in"/>
      <style:text-properties fo:color="#abb2bf" loext:opacity="100%" style:font-name="Droid Sans Mono" fo:font-size="9pt" fo:font-weight="normal" fo:background-color="#282c34" style:font-size-asian="9pt" style:font-size-complex="9pt"/>
    </style:style>
    <style:style style:name="P41" style:family="paragraph" style:parent-style-name="Standard">
      <style:paragraph-properties style:writing-mode="lr-tb"/>
      <style:text-properties fo:color="#abb2bf" loext:opacity="100%" style:font-name="Droid Sans Mono" fo:font-size="9pt" fo:font-weight="normal" officeooo:paragraph-rsid="00641294" fo:background-color="#282c34" style:font-size-asian="9pt" style:font-size-complex="9pt"/>
    </style:style>
    <style:style style:name="P42" style:family="paragraph" style:parent-style-name="Standard">
      <style:paragraph-properties style:writing-mode="lr-tb"/>
      <style:text-properties fo:color="#abb2bf" loext:opacity="100%" style:font-name="Droid Sans Mono" fo:font-size="9pt" fo:font-weight="normal" officeooo:rsid="00641294" officeooo:paragraph-rsid="00641294" fo:background-color="#282c34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writing-mode="lr-tb"/>
      <style:text-properties fo:font-size="9pt" officeooo:paragraph-rsid="00641294" style:font-size-asian="9pt" style:font-size-complex="9pt"/>
    </style:style>
    <style:style style:name="P44" style:family="paragraph" style:parent-style-name="Standard">
      <style:paragraph-properties style:writing-mode="lr-tb"/>
      <style:text-properties fo:font-size="9pt" fo:font-weight="normal" officeooo:rsid="00641294" officeooo:paragraph-rsid="00641294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3630" style:font-weight-asian="bold" style:font-weight-complex="bold"/>
    </style:style>
    <style:style style:name="T3" style:family="text">
      <style:text-properties fo:font-weight="bold" officeooo:rsid="0030fe0f" style:font-weight-asian="bold" style:font-weight-complex="bold"/>
    </style:style>
    <style:style style:name="T4" style:family="text">
      <style:text-properties fo:font-weight="bold" officeooo:rsid="003187e9" style:font-weight-asian="bold" style:font-weight-complex="bold"/>
    </style:style>
    <style:style style:name="T5" style:family="text">
      <style:text-properties fo:font-weight="bold" officeooo:rsid="00328a33" style:font-weight-asian="bold" style:font-weight-complex="bold"/>
    </style:style>
    <style:style style:name="T6" style:family="text">
      <style:text-properties fo:font-weight="bold" officeooo:rsid="00396a30" style:font-weight-asian="bold" style:font-weight-complex="bold"/>
    </style:style>
    <style:style style:name="T7" style:family="text">
      <style:text-properties fo:font-weight="bold" officeooo:rsid="003cd166" style:font-weight-asian="bold" style:font-weight-complex="bold"/>
    </style:style>
    <style:style style:name="T8" style:family="text">
      <style:text-properties fo:font-weight="bold" officeooo:rsid="00414159" style:font-weight-asian="bold" style:font-weight-complex="bold"/>
    </style:style>
    <style:style style:name="T9" style:family="text">
      <style:text-properties fo:font-weight="bold" officeooo:rsid="005e712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1f08" style:font-weight-asian="normal" style:font-weight-complex="normal"/>
    </style:style>
    <style:style style:name="T12" style:family="text">
      <style:text-properties fo:font-weight="normal" officeooo:rsid="00253630" style:font-weight-asian="normal" style:font-weight-complex="normal"/>
    </style:style>
    <style:style style:name="T13" style:family="text">
      <style:text-properties fo:font-weight="normal" officeooo:rsid="00256659" style:font-weight-asian="normal" style:font-weight-complex="normal"/>
    </style:style>
    <style:style style:name="T14" style:family="text">
      <style:text-properties fo:font-weight="normal" officeooo:rsid="0026e0cd" style:font-weight-asian="normal" style:font-weight-complex="normal"/>
    </style:style>
    <style:style style:name="T15" style:family="text">
      <style:text-properties fo:font-weight="normal" officeooo:rsid="002879d0" style:font-weight-asian="normal" style:font-weight-complex="normal"/>
    </style:style>
    <style:style style:name="T16" style:family="text">
      <style:text-properties fo:font-weight="normal" officeooo:rsid="0029dd3c" style:font-weight-asian="normal" style:font-weight-complex="normal"/>
    </style:style>
    <style:style style:name="T17" style:family="text">
      <style:text-properties fo:font-weight="normal" officeooo:rsid="0030fe0f" style:font-weight-asian="normal" style:font-weight-complex="normal"/>
    </style:style>
    <style:style style:name="T18" style:family="text">
      <style:text-properties fo:font-weight="normal" officeooo:rsid="003187e9" style:font-weight-asian="normal" style:font-weight-complex="normal"/>
    </style:style>
    <style:style style:name="T19" style:family="text">
      <style:text-properties fo:font-weight="normal" officeooo:rsid="00328a33" style:font-weight-asian="normal" style:font-weight-complex="normal"/>
    </style:style>
    <style:style style:name="T20" style:family="text">
      <style:text-properties fo:font-weight="normal" officeooo:rsid="00396a30" style:font-weight-asian="normal" style:font-weight-complex="normal"/>
    </style:style>
    <style:style style:name="T21" style:family="text">
      <style:text-properties fo:font-weight="normal" officeooo:rsid="00414159" style:font-weight-asian="normal" style:font-weight-complex="normal"/>
    </style:style>
    <style:style style:name="T22" style:family="text">
      <style:text-properties fo:font-weight="normal" officeooo:rsid="005e7123" style:font-weight-asian="normal" style:font-weight-complex="normal"/>
    </style:style>
    <style:style style:name="T23" style:family="text">
      <style:text-properties officeooo:rsid="00253630"/>
    </style:style>
    <style:style style:name="T24" style:family="text">
      <style:text-properties officeooo:rsid="00256659"/>
    </style:style>
    <style:style style:name="T25" style:family="text">
      <style:text-properties officeooo:rsid="0026e0cd"/>
    </style:style>
    <style:style style:name="T26" style:family="text">
      <style:text-properties officeooo:rsid="002879d0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53630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414159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427ae5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47b1ee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officeooo:rsid="004ecfc8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7b1ee" style:font-weight-asian="bold" style:font-weight-complex="bold"/>
    </style:style>
    <style:style style:name="T34" style:family="text">
      <style:text-properties officeooo:rsid="002b9180"/>
    </style:style>
    <style:style style:name="T35" style:family="text">
      <style:text-properties officeooo:rsid="00201f08"/>
    </style:style>
    <style:style style:name="T3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7" style:family="text">
      <style:text-properties fo:font-size="15pt" style:text-underline-style="solid" style:text-underline-width="auto" style:text-underline-color="font-color" officeooo:rsid="002879d0" style:font-size-asian="15pt" style:font-size-complex="15pt"/>
    </style:style>
    <style:style style:name="T38" style:family="text">
      <style:text-properties style:text-underline-style="none" fo:font-weight="normal" officeooo:rsid="003ae2d4" style:font-weight-asian="normal" style:font-weight-complex="normal"/>
    </style:style>
    <style:style style:name="T39" style:family="text">
      <style:text-properties style:text-underline-style="none" fo:font-weight="normal" officeooo:rsid="00427ae5" style:font-weight-asian="normal" style:font-weight-complex="normal"/>
    </style:style>
    <style:style style:name="T40" style:family="text">
      <style:text-properties style:text-underline-style="none" fo:font-weight="normal" officeooo:rsid="0047b1ee" style:font-weight-asian="normal" style:font-weight-complex="normal"/>
    </style:style>
    <style:style style:name="T41" style:family="text">
      <style:text-properties style:text-underline-style="none" fo:font-weight="normal" officeooo:rsid="004b6a99" style:font-weight-asian="normal" style:font-weight-complex="normal"/>
    </style:style>
    <style:style style:name="T42" style:family="text">
      <style:text-properties style:text-underline-style="none" fo:font-weight="normal" officeooo:rsid="004eb4bd" style:font-weight-asian="normal" style:font-weight-complex="normal"/>
    </style:style>
    <style:style style:name="T43" style:family="text">
      <style:text-properties style:text-underline-style="none" fo:font-weight="normal" officeooo:rsid="004ecfc8" style:font-weight-asian="normal" style:font-weight-complex="normal"/>
    </style:style>
    <style:style style:name="T44" style:family="text">
      <style:text-properties style:text-underline-style="none" fo:font-weight="normal" officeooo:rsid="0051a3a4" style:font-weight-asian="normal" style:font-weight-complex="normal"/>
    </style:style>
    <style:style style:name="T45" style:family="text">
      <style:text-properties style:text-underline-style="none" fo:font-weight="normal" officeooo:rsid="0059af43" style:font-weight-asian="normal" style:font-weight-complex="normal"/>
    </style:style>
    <style:style style:name="T46" style:family="text">
      <style:text-properties style:text-underline-style="none" fo:font-weight="normal" officeooo:rsid="0059e45c" style:font-weight-asian="normal" style:font-weight-complex="normal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3ae2d4" style:font-weight-asian="bold" style:font-weight-complex="bold"/>
    </style:style>
    <style:style style:name="T49" style:family="text">
      <style:text-properties style:text-underline-style="none" fo:font-weight="bold" officeooo:rsid="00427ae5" style:font-weight-asian="bold" style:font-weight-complex="bold"/>
    </style:style>
    <style:style style:name="T50" style:family="text">
      <style:text-properties style:text-underline-style="none" fo:font-weight="bold" officeooo:rsid="004b6a99" style:font-weight-asian="bold" style:font-weight-complex="bold"/>
    </style:style>
    <style:style style:name="T51" style:family="text">
      <style:text-properties style:text-underline-style="none" fo:font-weight="bold" officeooo:rsid="004eb4bd" style:font-weight-asian="bold" style:font-weight-complex="bold"/>
    </style:style>
    <style:style style:name="T52" style:family="text">
      <style:text-properties style:text-underline-style="none" fo:font-weight="bold" officeooo:rsid="004fe753" style:font-weight-asian="bold" style:font-weight-complex="bold"/>
    </style:style>
    <style:style style:name="T53" style:family="text">
      <style:text-properties officeooo:rsid="003cd166"/>
    </style:style>
    <style:style style:name="T54" style:family="text">
      <style:text-properties officeooo:rsid="003f6ecf"/>
    </style:style>
    <style:style style:name="T55" style:family="text">
      <style:text-properties officeooo:rsid="005e7123"/>
    </style:style>
    <style:style style:name="T56" style:family="text">
      <style:text-properties fo:color="#e5c07b" loext:opacity="100%"/>
    </style:style>
    <style:style style:name="T57" style:family="text">
      <style:text-properties fo:color="#e5c07b" loext:opacity="100%" fo:background-color="transparent" loext:char-shading-value="0"/>
    </style:style>
    <style:style style:name="T58" style:family="text">
      <style:text-properties fo:color="#e5c07b" loext:opacity="100%" officeooo:rsid="005e7123" style:font-weight-asian="normal" style:font-weight-complex="normal"/>
    </style:style>
    <style:style style:name="T59" style:family="text">
      <style:text-properties fo:color="#e5c07b" loext:opacity="100%" officeooo:rsid="00641294" style:font-weight-asian="normal" style:font-weight-complex="normal"/>
    </style:style>
    <style:style style:name="T60" style:family="text">
      <style:text-properties fo:color="#e5c07b" loext:opacity="100%" fo:font-weight="bold" officeooo:rsid="005e7123" style:font-weight-asian="bold" style:font-weight-complex="bold"/>
    </style:style>
    <style:style style:name="T61" style:family="text">
      <style:text-properties fo:color="#e5c07b" loext:opacity="100%" fo:font-weight="bold" officeooo:rsid="00641294" style:font-weight-asian="bold" style:font-weight-complex="bold"/>
    </style:style>
    <style:style style:name="T62" style:family="text">
      <style:text-properties fo:color="#e5c07b" loext:opacity="100%" style:font-name="Droid Sans Mono" fo:font-size="9pt" fo:font-weight="bold" officeooo:rsid="005e7123" fo:background-color="#282c34" loext:char-shading-value="0" style:font-size-asian="9pt" style:font-weight-asian="bold" style:font-size-complex="9pt" style:font-weight-complex="bold"/>
    </style:style>
    <style:style style:name="T63" style:family="text">
      <style:text-properties fo:color="#e5c07b" loext:opacity="100%" style:font-name="Droid Sans Mono" fo:font-size="9pt" officeooo:rsid="005e7123" fo:background-color="#282c34" loext:char-shading-value="0" style:font-size-asian="9pt" style:font-weight-asian="normal" style:font-size-complex="9pt" style:font-weight-complex="normal"/>
    </style:style>
    <style:style style:name="T64" style:family="text">
      <style:text-properties fo:color="#e5c07b" loext:opacity="100%" style:font-name="Droid Sans Mono" fo:font-size="9pt" fo:background-color="#282c34" loext:char-shading-value="0" style:font-size-asian="9pt" style:font-size-complex="9pt"/>
    </style:style>
    <style:style style:name="T65" style:family="text">
      <style:text-properties fo:color="#e5c07b" loext:opacity="100%" style:font-name="Droid Sans Mono" fo:font-size="11.25pt" fo:background-color="#282c34" loext:char-shading-value="0"/>
    </style:style>
    <style:style style:name="T66" style:family="text">
      <style:text-properties fo:color="#e5c07b" loext:opacity="100%" style:font-name="Droid Sans Mono" fo:font-size="11.25pt" officeooo:rsid="00641294" fo:background-color="#282c34" loext:char-shading-value="0" style:font-weight-asian="normal" style:font-weight-complex="normal"/>
    </style:style>
    <style:style style:name="T67" style:family="text">
      <style:text-properties fo:color="#e5c07b" loext:opacity="100%" style:font-name="Droid Sans Mono" fo:font-weight="normal" officeooo:rsid="00641294" fo:background-color="#282c34" loext:char-shading-value="0" style:font-weight-asian="normal" style:font-weight-complex="normal"/>
    </style:style>
    <style:style style:name="T68" style:family="text">
      <style:text-properties fo:color="#e5c07b" loext:opacity="100%" style:font-name="Droid Sans Mono" fo:font-weight="bold" officeooo:rsid="00641294" fo:background-color="#282c34" loext:char-shading-value="0" style:font-weight-asian="bold" style:font-weight-complex="bold"/>
    </style:style>
    <style:style style:name="T69" style:family="text">
      <style:text-properties fo:color="#e5c07b" loext:opacity="100%" style:font-name="Droid Sans Mono" fo:font-size="10.5pt" fo:background-color="#282c34" loext:char-shading-value="0" style:font-size-asian="10.5pt" style:font-size-complex="10.5pt"/>
    </style:style>
    <style:style style:name="T70" style:family="text">
      <style:text-properties fo:color="#e06c75" loext:opacity="100%"/>
    </style:style>
    <style:style style:name="T71" style:family="text">
      <style:text-properties fo:color="#e06c75" loext:opacity="100%" fo:background-color="transparent" loext:char-shading-value="0"/>
    </style:style>
    <style:style style:name="T72" style:family="text">
      <style:text-properties fo:color="#e06c75" loext:opacity="100%" officeooo:rsid="005e7123" style:font-weight-asian="normal" style:font-weight-complex="normal"/>
    </style:style>
    <style:style style:name="T73" style:family="text">
      <style:text-properties fo:color="#e06c75" loext:opacity="100%" officeooo:rsid="00641294" style:font-weight-asian="normal" style:font-weight-complex="normal"/>
    </style:style>
    <style:style style:name="T74" style:family="text">
      <style:text-properties fo:color="#e06c75" loext:opacity="100%" style:font-name="Droid Sans Mono" fo:font-size="9pt" officeooo:rsid="005e7123" fo:background-color="#282c34" loext:char-shading-value="0" style:font-size-asian="9pt" style:font-weight-asian="normal" style:font-size-complex="9pt" style:font-weight-complex="normal"/>
    </style:style>
    <style:style style:name="T75" style:family="text">
      <style:text-properties fo:color="#e06c75" loext:opacity="100%" style:font-name="Droid Sans Mono" fo:font-size="9pt" fo:background-color="#282c34" loext:char-shading-value="0" style:font-size-asian="9pt" style:font-size-complex="9pt"/>
    </style:style>
    <style:style style:name="T76" style:family="text">
      <style:text-properties fo:color="#e06c75" loext:opacity="100%" style:font-name="Droid Sans Mono" fo:font-size="11.25pt" fo:background-color="#282c34" loext:char-shading-value="0"/>
    </style:style>
    <style:style style:name="T77" style:family="text">
      <style:text-properties fo:color="#e06c75" loext:opacity="100%" style:font-name="Droid Sans Mono" fo:font-weight="normal" officeooo:rsid="00641294" fo:background-color="#282c34" loext:char-shading-value="0" style:font-weight-asian="normal" style:font-weight-complex="normal"/>
    </style:style>
    <style:style style:name="T78" style:family="text">
      <style:text-properties fo:color="#e06c75" loext:opacity="100%" style:font-name="Droid Sans Mono" fo:font-size="10.5pt" fo:background-color="#282c34" loext:char-shading-value="0" style:font-size-asian="10.5pt" style:font-size-complex="10.5pt"/>
    </style:style>
    <style:style style:name="T79" style:family="text">
      <style:text-properties fo:color="#56b6c2" loext:opacity="100%"/>
    </style:style>
    <style:style style:name="T80" style:family="text">
      <style:text-properties fo:color="#61afef" loext:opacity="100%"/>
    </style:style>
    <style:style style:name="T81" style:family="text">
      <style:text-properties fo:color="#61afef" loext:opacity="100%" fo:font-weight="bold"/>
    </style:style>
    <style:style style:name="T82" style:family="text">
      <style:text-properties fo:color="#c678dd" loext:opacity="100%"/>
    </style:style>
    <style:style style:name="T83" style:family="text">
      <style:text-properties fo:color="#c678dd" loext:opacity="100%" officeooo:rsid="005e7123" style:font-weight-asian="normal" style:font-weight-complex="normal"/>
    </style:style>
    <style:style style:name="T84" style:family="text">
      <style:text-properties fo:color="#c678dd" loext:opacity="100%" officeooo:rsid="00641294" style:font-weight-asian="normal" style:font-weight-complex="normal"/>
    </style:style>
    <style:style style:name="T85" style:family="text">
      <style:text-properties fo:color="#c678dd" loext:opacity="100%" style:font-name="Droid Sans Mono" fo:font-size="9pt" officeooo:rsid="005e7123" fo:background-color="#282c34" loext:char-shading-value="0" style:font-size-asian="9pt" style:font-weight-asian="normal" style:font-size-complex="9pt" style:font-weight-complex="normal"/>
    </style:style>
    <style:style style:name="T86" style:family="text">
      <style:text-properties fo:color="#c678dd" loext:opacity="100%" style:font-name="Droid Sans Mono" fo:font-size="9pt" fo:background-color="#282c34" loext:char-shading-value="0" style:font-size-asian="9pt" style:font-size-complex="9pt"/>
    </style:style>
    <style:style style:name="T87" style:family="text">
      <style:text-properties fo:color="#c678dd" loext:opacity="100%" style:font-name="Droid Sans Mono" fo:font-size="11.25pt" fo:background-color="#282c34" loext:char-shading-value="0"/>
    </style:style>
    <style:style style:name="T88" style:family="text">
      <style:text-properties fo:color="#c678dd" loext:opacity="100%" style:font-name="Droid Sans Mono" fo:font-weight="normal" officeooo:rsid="00641294" fo:background-color="#282c34" loext:char-shading-value="0" style:font-weight-asian="normal" style:font-weight-complex="normal"/>
    </style:style>
    <style:style style:name="T89" style:family="text">
      <style:text-properties fo:color="#c678dd" loext:opacity="100%" style:font-name="Droid Sans Mono" fo:font-size="10.5pt" fo:background-color="#282c34" loext:char-shading-value="0" style:font-size-asian="10.5pt" style:font-size-complex="10.5pt"/>
    </style:style>
    <style:style style:name="T90" style:family="text">
      <style:text-properties fo:color="#d19a66" loext:opacity="100%"/>
    </style:style>
    <style:style style:name="T91" style:family="text">
      <style:text-properties fo:color="#abb2bf" loext:opacity="100%" style:font-name="Droid Sans Mono" fo:font-size="9pt" fo:background-color="#282c34" loext:char-shading-value="0" style:font-size-asian="9pt" style:font-size-complex="9pt"/>
    </style:style>
    <style:style style:name="T92" style:family="text">
      <style:text-properties fo:color="#abb2bf" loext:opacity="100%" style:font-name="Droid Sans Mono" fo:font-size="11.25pt" fo:background-color="#282c34" loext:char-shading-value="0"/>
    </style:style>
    <style:style style:name="T93" style:family="text">
      <style:text-properties fo:color="#abb2bf" loext:opacity="100%" style:font-name="Droid Sans Mono" fo:font-size="11.25pt" officeooo:rsid="00641294" fo:background-color="#282c34" loext:char-shading-value="0" style:font-weight-asian="normal" style:font-weight-complex="normal"/>
    </style:style>
    <style:style style:name="T94" style:family="text">
      <style:text-properties fo:color="#abb2bf" loext:opacity="100%" style:font-name="Droid Sans Mono" fo:background-color="#282c34" loext:char-shading-value="0"/>
    </style:style>
    <style:style style:name="T95" style:family="text">
      <style:text-properties fo:color="#abb2bf" loext:opacity="100%" style:font-name="Droid Sans Mono" fo:font-weight="normal" officeooo:rsid="00641294" fo:background-color="#282c34" loext:char-shading-value="0" style:font-weight-asian="normal" style:font-weight-complex="normal"/>
    </style:style>
    <style:style style:name="T96" style:family="text">
      <style:text-properties fo:color="#abb2bf" loext:opacity="100%" style:font-name="Droid Sans Mono" fo:font-size="10.5pt" fo:background-color="#282c34" loext:char-shading-value="0" style:font-size-asian="10.5pt" style:font-size-complex="10.5pt"/>
    </style:style>
    <style:style style:name="T97" style:family="text">
      <style:text-properties officeooo:rsid="0064129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ner: analyseur lexicale<text:tab/><text:tab/><text:tab/><text:tab/><text:tab/><text:tab/><text:tab/>Parser: analyseur syntaxique</text:p>
      <text:p text:style-name="P26"><text:span text:style-name="T21">si la </text:span><text:span text:style-name="T8">derniere</text:span><text:span text:style-name="T21"> expression de </text:span><text:span text:style-name="T8">.ilpml</text:span><text:span text:style-name="T21"> ne </text:span><text:span text:style-name="T29">retourne pas de valeur</text:span><text:span text:style-name="T21">, on met </text:span><text:span text:style-name="T8">false </text:span><text:span text:style-name="T21">dans le fichier </text:span><text:span text:style-name="T8">result</text:span></text:p>
      <text:p text:style-name="P8"/>
      <text:p text:style-name="P12"><text:span text:style-name="T34">on c</text:span>r<text:span text:style-name="T34">é</text:span>e ASTC =&gt; <text:span text:style-name="T34">si on a un appel au </text:span>Function , Variable</text:p>
      <text:p text:style-name="P8"/>
      <text:p text:style-name="P22">POUR LE PARTIEL:</text:p>
      <text:p text:style-name="P23"/>
      <text:p text:style-name="P24">Tout noeud <text:span text:style-name="T1">ASTC </text:span>doit <text:span text:style-name="T1">hériter </text:span>de <text:span text:style-name="T1">AST </text:span>du noeud. <text:span text:style-name="T53">+ on crée un </text:span><text:span text:style-name="T7">ASTCvisitor.java</text:span></text:p>
      <text:p text:style-name="P23"/>
      <text:p text:style-name="P27"><text:span text:style-name="T48">compiler/Normalizer.java:</text:span><text:span text:style-name="T38"> </text:span><text:span text:style-name="T45">(Construction d’un ASTC à partir de l’AST)<text:line-break/></text:span><text:span text:style-name="T38">il </text:span><text:span text:style-name="T48">visite les noeuds</text:span><text:span text:style-name="T38">, pour chaque un il </text:span><text:span text:style-name="T48">visit/accepte </text:span><text:span text:style-name="T38">ses composants puis il </text:span><text:span text:style-name="T48">return </text:span><text:span text:style-name="T38">une noeud crée par </text:span><text:span text:style-name="T52">NormalizationF</text:span><text:span text:style-name="T48">actory du C</text:span></text:p>
      <text:p text:style-name="P23"/>
      <text:p text:style-name="P29"><text:span text:style-name="T48">compiler/GlobalVariableCollector.java</text:span><text:span text:style-name="T38"> </text:span><text:span text:style-name="T39">(</text:span><text:span text:style-name="T48">analyse statique des variables globales</text:span><text:span text:style-name="T38"> </text:span><text:span text:style-name="T48">visite</text:span><text:span text:style-name="T49">)</text:span><text:span text:style-name="T39">: </text:span></text:p>
      <text:p text:style-name="P29"><text:span text:style-name="T46">extends ilp.compiler.globalVarcollector <text:s text:c="11"/>------- <text:s text:c="3"/>implements IASTCvisitor du partiel</text:span><text:span text:style-name="T39"><text:line-break/></text:span><text:span text:style-name="T38"><text:tab/>-</text:span><text:span text:style-name="T39">Si je visite un </text:span><text:span text:style-name="T49">IASTtri</text:span><text:span text:style-name="T39"> </text:span><text:span text:style-name="T40">et </text:span><text:span text:style-name="T33">IASTCtri</text:span><text:span text:style-name="T31"> existe</text:span><text:span text:style-name="T39">: je teste si </text:span><text:span text:style-name="T51">IASTtri</text:span><text:span text:style-name="T42"> est </text:span><text:span text:style-name="T39">une </text:span><text:span text:style-name="T30">instance </text:span><text:span text:style-name="T39">de </text:span><text:span text:style-name="T49">IASTCtri</text:span><text:span text:style-name="T39">.<text:line-break/><text:tab/>-visite</text:span><text:span text:style-name="T44">r</text:span><text:span text:style-name="T48"> </text:span><text:span text:style-name="T38">les noeuds, et pour chaque un on </text:span><text:span text:style-name="T48">accepte</text:span><text:span text:style-name="T38"> </text:span><text:span text:style-name="T43">les </text:span><text:span text:style-name="T32">expressions</text:span><text:span text:style-name="T43"> - </text:span><text:span text:style-name="T38">(</text:span><text:span text:style-name="T51">result</text:span><text:span text:style-name="T48"> </text:span><text:span text:style-name="T38">du paramètre sera </text:span><text:span text:style-name="T48">enrichi</text:span><text:span text:style-name="T38"> avec les composants qu’on a </text:span><text:span text:style-name="T48">accepté</text:span><text:span text:style-name="T38">).</text:span></text:p>
      <text:p text:style-name="P25"/>
      <text:p text:style-name="P24"/>
      <text:p text:style-name="P29"><text:span text:style-name="T48">c</text:span><text:span text:style-name="T49">ompiler/FreeVariableCollector.java (</text:span><text:span text:style-name="T47">analyse des variables libres</text:span><text:span text:style-name="T49">)</text:span><text:span text:style-name="T39"> : </text:span><text:span text:style-name="T41">si je tombe sur un </text:span><text:span text:style-name="T50">IASTC</text:span><text:span text:style-name="T41">, je visite </text:span><text:span text:style-name="T50">IAST</text:span><text:span text:style-name="T41">.</text:span></text:p>
      <text:p text:style-name="P29"><text:span text:style-name="T46">extends ilp.compiler.FreeVarcollector <text:s text:c="11"/>------- <text:s text:c="3"/>implements IASTCvisitor du partiel</text:span><text:span text:style-name="T41"><text:line-break/><text:tab/>- Dans le visiteur de </text:span><text:span text:style-name="T50">IAST</text:span><text:span text:style-name="T41">, si j’ai une </text:span><text:span text:style-name="T50">expression </text:span><text:span text:style-name="T41">je l’accepte, </text:span><text:span text:style-name="T50">sinon rien</text:span><text:span text:style-name="T41">.<text:line-break/><text:tab/>- return </text:span><text:span text:style-name="T50">null</text:span><text:span text:style-name="T41">;</text:span></text:p>
      <text:p text:style-name="P24"/>
      <text:p text:style-name="P8">-----------------------------→<text:span text:style-name="T54"> </text:span></text:p>
      <text:p text:style-name="P8"/>
      <text:p text:style-name="P2">Recherche de la valeur d’une variable <text:span text:style-name="T10">: </text:span></text:p>
      <text:p text:style-name="P2"><text:span text:style-name="T10"><text:tab/>• recherche en priorité dans </text:span>l’environnement lexical </text:p>
      <text:p text:style-name="P2"><text:span text:style-name="T10"><text:tab/>• puis dans </text:span>l’environnement global<text:span text:style-name="T10"> (si non trouvé) </text:span></text:p>
      <text:p text:style-name="P9"><text:tab/>• puis signalement d’erreur (si toujours pas trouvé) (l’erreur est signalée par getGlobalVariableValue et propagée)</text:p>
      <text:p text:style-name="P8"/>
      <text:p text:style-name="P3"><text:span text:style-name="T10">updateGLobalVariableValue – </text:span><text:span text:style-name="T11">a utiliser en ILP2</text:span></text:p>
      <text:p text:style-name="P10"/>
      <text:p text:style-name="P19"><text:span text:style-name="T35">- </text:span><text:span text:style-name="T23">Intoduire une nouvelle structure de données:</text:span></text:p>
      <text:p text:style-name="P4"><text:span text:style-name="T16">Compilateur:</text:span><text:span text:style-name="T12"><text:line-break/>1. Ajouter la definition a </text:span><text:span text:style-name="T23">ILP_Object</text:span><text:span text:style-name="T12"> dans le fichier </text:span><text:span text:style-name="T23">ilp.h</text:span><text:span text:style-name="T12">.</text:span></text:p>
      <text:p text:style-name="P18"><text:span text:style-name="T12">2. Définition de la classe en </text:span><text:span text:style-name="T2">ilp_nomStructure.c</text:span><text:span text:style-name="T12"> et</text:span></text:p>
      <text:p text:style-name="P18"><text:span text:style-name="T12">3. Création de </text:span><text:span text:style-name="T2">ilp_nomStructure.h</text:span><text:span text:style-name="T12"> et déclarer la fonction de </text:span><text:span text:style-name="T28">l’allocation </text:span><text:span text:style-name="T12">+ les fonction de </text:span><text:span text:style-name="T2">ilp_nomStructure.c</text:span></text:p>
      <text:p text:style-name="P5"><text:span text:style-name="T10">4. Déclaration des fonction qui </text:span><text:span text:style-name="T27">retournent</text:span><text:span text:style-name="T10"> un </text:span>ILP_Object<text:span text:style-name="T10">, comme </text:span>ilp_make_vector<text:span text:style-name="T10">(ILP_Object o1) et faire la vérification des paramètres.</text:span></text:p>
      <text:p text:style-name="P11"/>
      <text:p text:style-name="P5"><text:span text:style-name="T10">5. </text:span>dans le Compilateur<text:span text:style-name="T10">:</text:span></text:p>
      <text:p text:style-name="P5"><text:span text:style-name="T10"><text:tab/>1. introduire </text:span>Compiler.java <text:span text:style-name="T10">qui va inclure les </text:span><text:span text:style-name="T27">includes</text:span><text:span text:style-name="T10"> vers les fichiers </text:span>.h</text:p>
      <text:p text:style-name="P5"><text:span text:style-name="T10"><text:tab/>2. introduire </text:span>GlobalVariableStuff.java <text:span text:style-name="T10"><text:s/>pour renomer la fonction crée en </text:span>ilp_nomStructure.c<text:span text:style-name="T10"> en </text:span><text:span text:style-name="T16">leur</text:span><text:span text:style-name="T10"> <text:tab/>donn</text:span><text:span text:style-name="T16">a</text:span><text:span text:style-name="T10">nt un nom lisible par l’utilisateur comme “</text:span>makeVector<text:span text:style-name="T10">” au lieu de “</text:span>ilp_make_vector<text:span text:style-name="T10">”.</text:span></text:p>
      <text:p text:style-name="P5"><text:span text:style-name="T10"><text:tab/>3. creation du fichier </text:span>CompilerTest.java<text:span text:style-name="T10"> en change</text:span><text:span text:style-name="T16">a</text:span><text:span text:style-name="T10">nt </text:span><text:span text:style-name="T27">scriptCommand</text:span><text:span text:style-name="T10"> + Compiler + GlobalVariableStuff</text:span></text:p>
      <text:p text:style-name="P11"><text:soft-page-break/></text:p>
      <text:p text:style-name="P5"><text:span text:style-name="T10">6. </text:span>dans l’interpreteur<text:span text:style-name="T10">:</text:span></text:p>
      <text:p text:style-name="P5"><text:span text:style-name="T10"><text:tab/>1. </text:span><text:span text:style-name="T13">pour chaque fonction, créer une classe qui etendre </text:span><text:span text:style-name="T24">Primitive</text:span><text:span text:style-name="T13"> </text:span><text:span text:style-name="T14">qui contient le nom finale, + </text:span><text:span text:style-name="T25">ecrire la <text:tab/>logique</text:span><text:span text:style-name="T14"> ded</text:span><text:span text:style-name="T15">ans.</text:span></text:p>
      <text:p text:style-name="P5"><text:span text:style-name="T10"><text:tab/>2. </text:span><text:span text:style-name="T15">définir la fonction dans le fichier </text:span><text:span text:style-name="T26">GlobalVariableStuff.java</text:span></text:p>
      <text:p text:style-name="P5"><text:span text:style-name="T10"><text:tab/>3. </text:span><text:span text:style-name="T15">modifier </text:span><text:span text:style-name="T26">InterpreterTest</text:span><text:span text:style-name="T15"> en change</text:span><text:span text:style-name="T16">a</text:span><text:span text:style-name="T15">nt la reference de GlobalVariableStuff</text:span></text:p>
      <text:p text:style-name="P36"/>
      <text:p text:style-name="P6"><text:span text:style-name="T37">I</text:span><text:span text:style-name="T36">LP 4:</text:span><text:span text:style-name="T10"><text:line-break/></text:span></text:p>
      <text:p text:style-name="P21"><text:span text:style-name="T3">I</text:span><text:span text:style-name="T6">NTERPRETER:</text:span><text:span text:style-name="T20"> je visite un noeud </text:span><text:span text:style-name="T6">AST </text:span><text:span text:style-name="T20">mais quand je le traite, j’accepte ses champs et puis soit je retourne </text:span><text:span text:style-name="T6">body.accept()</text:span><text:span text:style-name="T20"> ou bien un Objet d’une classe que je </text:span><text:span text:style-name="T6">définis </text:span><text:span text:style-name="T20">dans le répertoire </text:span><text:span text:style-name="T6">interpreter</text:span><text:span text:style-name="T20">.</text:span></text:p>
      <text:p text:style-name="P17"/>
      <text:p text:style-name="P20"><text:span text:style-name="T3">IClassEnvironment.java</text:span><text:span text:style-name="T17"> et </text:span><text:span text:style-name="T3">ClassEnvironment.java</text:span><text:span text:style-name="T17">: stocke les classes dans une table global </text:span><text:span text:style-name="T18">(</text:span><text:span text:style-name="T4">clazzes</text:span><text:span text:style-name="T18">)</text:span><text:span text:style-name="T17"> avant l’exécution.</text:span></text:p>
      <text:p text:style-name="P14"/>
      <text:p text:style-name="P15">Super: - Ne prend pas d’argument, il utilise ceux de la méthode courante.</text:p>
      <text:p text:style-name="P15"/>
      <text:p text:style-name="P28"><text:span text:style-name="T5">ISuperCallInformation.java</text:span><text:span text:style-name="T19"> : Sauvegarde les information de la méthode parent (args et getSuperMethod)</text:span></text:p>
      <text:p text:style-name="P16"><text:tab/></text:p>
      <text:p text:style-name="P16"/>
      <text:p text:style-name="P30"><text:span text:style-name="T9">Verification</text:span><text:span text:style-name="T22"> si un champ d’une AST est une instance d’une classe on utilise “</text:span><text:span text:style-name="T9">i instanceof ILPInstance</text:span><text:span text:style-name="T22">” </text:span></text:p>
      <text:p text:style-name="P33"/>
      <text:p text:style-name="P7"><text:span text:style-name="T55">les variables var1 à varN sont locales à expr1</text:span><text:span text:style-name="T22">: <text:s/>-- <text:s/>-- -- -- -- -- </text:span></text:p>
      <text:p text:style-name="P31"><text:span text:style-name="T56">ILexicalEnvironment</text:span> <text:span text:style-name="T70">lexenv2</text:span> <text:span text:style-name="T79">=</text:span> <text:span text:style-name="T70">lexenv</text:span>;</text:p>
      <text:p text:style-name="P31"><text:span text:style-name="T56">IASTvariable</text:span>[] <text:span text:style-name="T70">vars</text:span> <text:span text:style-name="T79">=</text:span> <text:span text:style-name="T70">iast</text:span>.<text:span text:style-name="T81">getVariables</text:span>();</text:p>
      <text:p text:style-name="P31"><text:span text:style-name="T82">for</text:span> (<text:span text:style-name="T82">int</text:span> <text:span text:style-name="T70">i</text:span> <text:span text:style-name="T79">=</text:span> <text:span text:style-name="T90">0</text:span>; <text:span text:style-name="T70">i</text:span> <text:span text:style-name="T79">&lt;</text:span> <text:span text:style-name="T70">vars</text:span>.<text:span text:style-name="T70">length</text:span>; <text:span text:style-name="T70">i</text:span>++) {</text:p>
      <text:p text:style-name="P31"><text:span text:style-name="T57"><text:tab/></text:span><text:span text:style-name="T56">Object</text:span> <text:span text:style-name="T70">v</text:span> <text:span text:style-name="T79">=</text:span> <text:span text:style-name="T70">vars</text:span>[<text:span text:style-name="T70">i</text:span>].<text:span text:style-name="T81">accept</text:span>(<text:span text:style-name="T56">this</text:span>, <text:span text:style-name="T70">lexenv2</text:span>);</text:p>
      <text:p text:style-name="P31"><text:span text:style-name="T71"><text:tab/></text:span><text:span text:style-name="T70">lexenv2</text:span> <text:span text:style-name="T79">=</text:span> <text:span text:style-name="T70">lexenv2</text:span>.<text:span text:style-name="T81">extend</text:span>(<text:span text:style-name="T70">vars</text:span>[<text:span text:style-name="T70">i</text:span>], <text:span text:style-name="T70">v</text:span>);</text:p>
      <text:p text:style-name="P31">}</text:p>
      <text:p text:style-name="P32"/>
      <text:p text:style-name="P31"><text:span text:style-name="T82">return</text:span> <text:span text:style-name="T70">iast</text:span>.<text:span text:style-name="T81">getConsequence</text:span>().<text:span text:style-name="T81">accept</text:span>(<text:span text:style-name="T56">this</text:span>, <text:span text:style-name="T70">lexenv2</text:span>);</text:p>
      <text:p text:style-name="P33"/>
      <text:p text:style-name="P35">Fonctiondefinition qui change, </text:p>
      <text:p text:style-name="P37"><text:span text:style-name="T85">public</text:span><text:span text:style-name="T74"> </text:span><text:span text:style-name="T85">class</text:span><text:span text:style-name="T74"> </text:span><text:span text:style-name="T62">ASTcountingFunctionDefinition</text:span><text:span text:style-name="T74"> </text:span><text:span text:style-name="T85">extends</text:span><text:span text:style-name="T74"> </text:span><text:span text:style-name="T63">ASTfunctionDefinition </text:span><text:span text:style-name="T86">implements</text:span><text:span text:style-name="T75"> </text:span><text:span text:style-name="T64">IASTcountingFunctionDefinition</text:span><text:span text:style-name="T75"> </text:span></text:p>
      <text:p text:style-name="P39"><text:span text:style-name="T82"/></text:p>
      <text:p text:style-name="P42"><text:span text:style-name="T82">public</text:span><text:span text:style-name="T70"> </text:span><text:span text:style-name="T82">interface</text:span><text:span text:style-name="T70"> </text:span><text:span text:style-name="T56">IASTcountingFunctionDefinition</text:span><text:span text:style-name="T70"> </text:span><text:span text:style-name="T82">extends</text:span><text:span text:style-name="T70"> </text:span><text:span text:style-name="T56">IASTfunctionDefinition</text:span><text:span text:style-name="T70"> </text:span>{</text:p>
      <text:p text:style-name="P40"><text:span text:style-name="T82"><text:tab/>boolean</text:span><text:span text:style-name="T80"> </text:span><text:span text:style-name="T81">isCounting</text:span>();</text:p>
      <text:p text:style-name="P40">}</text:p>
      <text:p text:style-name="P35"/>
      <text:p text:style-name="P35">in Compiler: </text:p>
      <text:p text:style-name="P35"/>
      <text:p text:style-name="P43"><text:span text:style-name="T88">public</text:span><text:span text:style-name="T77"> </text:span><text:span text:style-name="T88">interface</text:span><text:span text:style-name="T77"> </text:span><text:span text:style-name="T68">IASTCcountingFunctionDefinition</text:span><text:span text:style-name="T77"> </text:span><text:span text:style-name="T88">extends</text:span><text:span text:style-name="T77"> </text:span><text:span text:style-name="T67">IASTcountingFunctionDefinition</text:span><text:span text:style-name="T95">,</text:span><text:span text:style-name="T77"> </text:span><text:span text:style-name="T67">IASTCfunctionDefinition</text:span><text:span text:style-name="T77"> </text:span><text:span text:style-name="T95">{</text:span></text:p>
      <text:p text:style-name="P40"/>
      <text:p text:style-name="P41"><text:span text:style-name="T84">public</text:span><text:span text:style-name="T73"> </text:span><text:span text:style-name="T84">class</text:span><text:span text:style-name="T73"> </text:span><text:span text:style-name="T61">ASTCcountingFunctionDefinition</text:span><text:span text:style-name="T73"> </text:span><text:span text:style-name="T84">extends</text:span><text:span text:style-name="T73"> </text:span><text:span text:style-name="T59">ASTCfunctionDefinition </text:span><text:span text:style-name="T82">implements</text:span><text:span text:style-name="T70"> </text:span><text:span text:style-name="T56">IASTCcountingFunctionDefinition</text:span></text:p>
      <text:p text:style-name="P44"><text:span text:style-name="T94"/></text:p>
      <text:p text:style-name="P35"/>
      <text:p text:style-name="P38"><text:span text:style-name="T93">@</text:span><text:span text:style-name="T66">OrNull</text:span><text:span text:style-name="T97">: dans l’interface avant la fonction, dans l’AST : </text:span><text:span text:style-name="T89">private</text:span><text:span text:style-name="T78"> </text:span><text:span text:style-name="T96">@</text:span><text:span text:style-name="T69">OrNull</text:span><text:span text:style-name="T78"> </text:span><text:span text:style-name="T89">final</text:span><text:span text:style-name="T78"> </text:span><text:span text:style-name="T69">IASTexpression </text:span><text:span text:style-name="T78">defaultExpr</text:span><text:span text:style-name="T96">;</text:span></text:p>
      <text:p text:style-name="P38"><text:span text:style-name="T9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82in" fo:margin-right="0.40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55.805172989</meta:creation-date>
    <dc:date>2024-01-04T19:32:21.469703861</dc:date>
    <meta:editing-duration>P1DT3H29M13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554" meta:character-count="4173" meta:non-whitespace-character-count="3603"/>
  </office:meta>
</office:document-meta>
</file>